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Accessor.canWrite( EvaluationContext context , @ Nullable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Accessor.canRead( EvaluationContext context , @ Nullable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Accessor.write( EvaluationContext context , @ Nullable Object target , String name , @ Nullable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vironmentAccessor.getSpecificTarget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Accessor.read( EvaluationContext context , @ Nullable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